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user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user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user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3" style:parent-style-name="Standarduser" style:family="paragraph">
      <style:paragraph-properties fo:text-align="center"/>
    </style:style>
    <style:style style:name="T2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5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7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1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fo:color="#FF0000" style:font-size-complex="14pt"/>
    </style:style>
    <style:style style:name="T41" style:parent-style-name="Основнойшрифтабзаца" style:family="text">
      <style:text-properties style:font-size-complex="14pt"/>
    </style:style>
    <style:style style:name="T42" style:parent-style-name="Основнойшрифтабзаца" style:family="text">
      <style:text-properties style:font-size-complex="14pt" fo:language="en" fo:country="US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user" style:family="paragraph">
      <style:paragraph-properties style:snap-to-layout-grid="false"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user" style:family="paragraph"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user" style:family="paragraph">
      <style:paragraph-properties style:snap-to-layout-grid="false"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P54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user" style:family="paragraph">
      <style:paragraph-properties fo:text-align="center"/>
    </style:style>
    <style:style style:name="T5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Заголовок2" style:family="paragraph">
      <style:paragraph-properties fo:break-before="page"/>
    </style:style>
    <style:style style:name="P60" style:parent-style-name="Textbodyuser" style:family="paragraph">
      <style:text-properties fo:color="#000000"/>
    </style:style>
    <style:style style:name="P61" style:parent-style-name="Textbodyuser" style:family="paragraph">
      <style:text-properties fo:color="#FF0000"/>
    </style:style>
    <style:style style:name="P62" style:parent-style-name="Textbody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3" style:parent-style-name="Textbodyuser" style:family="paragraph">
      <style:paragraph-properties fo:text-indent="0in"/>
    </style:style>
    <style:style style:name="P64" style:parent-style-name="Textbodyuser" style:family="paragraph">
      <style:paragraph-properties fo:text-indent="0in"/>
    </style:style>
    <style:style style:name="P65" style:parent-style-name="Textbodyuser" style:family="paragraph">
      <style:text-properties fo:language="en" fo:country="US"/>
    </style:style>
    <style:style style:name="P66" style:parent-style-name="Textbodyuser" style:family="paragraph">
      <style:text-properties fo:language="en" fo:country="US"/>
    </style:style>
    <style:style style:name="P67" style:parent-style-name="Textbodyuser" style:family="paragraph">
      <style:text-properties fo:language="en" fo:country="US"/>
    </style:style>
    <style:style style:name="P68" style:parent-style-name="Textbodyuser" style:family="paragraph">
      <style:text-properties fo:language="en" fo:country="US"/>
    </style:style>
    <style:style style:name="T69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user" style:family="paragraph">
      <style:text-properties fo:color="#FF0000" style:language-asian="ru" style:country-asian="RU" style:language-complex="ar" style:country-complex="SA"/>
    </style:style>
    <style:style style:name="P71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P72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89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0" style:parent-style-name="Standarduser" style:family="paragraph">
      <style:paragraph-properties fo:text-indent="0in"/>
    </style:style>
    <style:style style:name="T91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P92" style:parent-style-name="Standarduser" style:family="paragraph">
      <style:paragraph-properties fo:text-indent="0in"/>
    </style:style>
    <style:style style:name="T93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96" style:parent-style-name="Standarduser" style:family="paragraph">
      <style:paragraph-properties fo:text-indent="0in"/>
    </style:style>
    <style:style style:name="T9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05" style:parent-style-name="Standarduser" style:family="paragraph">
      <style:paragraph-properties fo:text-indent="0in"/>
    </style:style>
    <style:style style:name="T106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13" style:parent-style-name="Standarduser" style:family="paragraph">
      <style:paragraph-properties fo:text-indent="0in"/>
    </style:style>
    <style:style style:name="T11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118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119" style:parent-style-name="Standarduser" style:family="paragraph">
      <style:paragraph-properties fo:text-indent="0in"/>
    </style:style>
    <style:style style:name="T12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P122" style:parent-style-name="Standarduser" style:family="paragraph">
      <style:paragraph-properties fo:text-indent="0in"/>
    </style:style>
    <style:style style:name="T12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4</text:span></text:p>
      <text:p text:style-name="P20"><text:span text:style-name="T21">по дисциплине<text:s/></text:span><text:span text:style-name="T22">«Построение и анализ алгоритмов»</text:span></text:p>
      <text:p text:style-name="P23"><text:span text:style-name="T24">Тема:<text:s/></text:span><text:span text:style-name="T25">Поиск<text:s/></text:span><text:span text:style-name="T26">подстроки в строке.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user"><text:span text:style-name="T39">Студент</text:span><text:span text:style-name="T40"><text:s/></text:span><text:span text:style-name="T41">гр. 338</text:span><text:span text:style-name="T42">8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Лутфулин Д.А.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Жангиров Т.Р.</text:p>
          </table:table-cell>
        </table:table-row>
      </table:table>
      <text:p text:style-name="P54"/>
      <text:p text:style-name="P55"/>
      <text:p text:style-name="P56">Санкт-Петербург</text:p>
      <text:p text:style-name="P57"><text:span text:style-name="T58">2025</text:span></text:p>
      <text:soft-page-break/>
      <text:h text:style-name="P59" text:outline-level="2">Цель работы.</text:h>
      <text:p text:style-name="P60">Реализовать алгоритм Кнута-Морриса-Пратта для поиска подстроки и алгоритм, который находит циклический сдвиг в строке.</text:p>
      <text:p text:style-name="P61"/>
      <text:h text:style-name="Заголовок2" text:outline-level="2">Задание.</text:h>
      <text:p text:style-name="P62">Кнут-Моррис-Пратт.</text:p>
      <text:p text:style-name="P63"><text:tab/>Реализуйте алгоритм КМП и с его помощью для заданных шаблона P (∣P∣≤15000∣P∣≤15000) и текста T (∣T∣≤5000000∣T∣≤5000000) найдите все вхождения P в T.</text:p>
      <text:p text:style-name="P64"/>
      <text:p text:style-name="Textbodyuser">Вход:</text:p>
      <text:p text:style-name="Textbodyuser">-<text:s/>Первая строка - P</text:p>
      <text:p text:style-name="Textbodyuser">- Вторая строка - T</text:p>
      <text:p text:style-name="Textbodyuser">Выход:</text:p>
      <text:p text:style-name="Textbodyuser">индексы начал<text:s/>вхождений P <text:s/>в <text:s/>T, разделенных запятой, если P не входит в T, то вывести −1</text:p>
      <text:p text:style-name="P65">Sample Input:</text:p>
      <text:p text:style-name="P66">ab</text:p>
      <text:p text:style-name="P67">abab</text:p>
      <text:p text:style-name="P68">Sample Output:</text:p>
      <text:p text:style-name="Textbodyuser">0,2</text:p>
      <text:p text:style-name="Textbodyuser"/>
      <text:p text:style-name="Textbodyuser"><text:span text:style-name="T69">Поиск подстроки.</text:span></text:p>
      <text:p text:style-name="Textbodyuser">Заданы две строки A (∣A∣≤5000000∣A∣≤5000000) и BB(∣B∣≤5000000∣B∣≤5000000).</text:p>
      <text:p text:style-name="Textbodyuser">Определить, является ли А циклическим сдвигом<text:s/>В (это значит, что А и ВВ имеют одинаковую длину и А состоит из суффикса В, склеенного с префиксом ВВ). Например, defabc является циклическим сдвигом abcdef.</text:p>
      <text:p text:style-name="Textbodyuser">Вход:</text:p>
      <text:p text:style-name="Textbodyuser">Первая строка -A</text:p>
      <text:soft-page-break/>
      <text:p text:style-name="Textbodyuser">Вторая строка - B</text:p>
      <text:p text:style-name="Textbodyuser">Выход:</text:p>
      <text:p text:style-name="Textbodyuser">Если A является циклическим сдвигом B,<text:s/>индекс начала строки B в A, иначе вывести −1−1. Если возможно несколько сдвигов вывести первый индекс.</text:p>
      <text:p text:style-name="Textbodyuser">Sample Input:</text:p>
      <text:p text:style-name="Textbodyuser">defabc</text:p>
      <text:p text:style-name="Textbodyuser">abcdef</text:p>
      <text:p text:style-name="Textbodyuser">Sample Output:</text:p>
      <text:p text:style-name="Textbodyuser">3</text:p>
      <text:p text:style-name="P70"/>
      <text:h text:style-name="Заголовок2" text:outline-level="2">Выполнение работы.</text:h>
      <text:p text:style-name="P71">Для выполнения поставленных задач был реализован алгоритм нахождения префикс<text:s/>функции. Эта функция для каждой позиции строки возвращает длину наибольшего префикса, совпадающего с суффиксом подстроки, заканчивающейся в данной позиции. Если на шаге итерирования совпали очередные символы из префикса и суффикса, то к текущей длине, полученной на прошлом шаге, прибавляем единицу. В противном случае происходит переход к предыдущему потенциальному префикс-суффиксу, который равен значению префикс функции от префикс-суффикса, вычисленного на предыдущем шаге.</text:p>
      <text:p text:style-name="P72">Кнут-Моррис-Пратт.</text:p>
      <text:p text:style-name="Standarduser"><text:span text:style-name="T73">Функция kmp — а</text:span><text:span text:style-name="T74">лгоритм Кнута-Морриса-Пратта, который находит все вхождения строки P в строку T. Алгоритм применяет префикс функцию к шаблону, а затем итерируется по тексту и вычисляет текущее значение префикс функции для строки “</text:span><text:span text:style-name="T75">Pattern</text:span><text:span text:style-name="T76">#</text:span><text:span text:style-name="T77">Text</text:span><text:span text:style-name="T78">”, сохраняя последнее вычислен</text:span><text:span text:style-name="T79">ное<text:s/></text:span><text:span text:style-name="T80">k</text:span><text:span text:style-name="T81"><text:s/>в переменную. Если на текущем шаге алгоритма значение<text:s/></text:span><text:span text:style-name="T82">k</text:span><text:span text:style-name="T83"><text:s/>стало равно длине образца, то суффикс текста совпадает с образцом – значит, мы нашли вхождение образца в строке. Если не нашлось ни одной такой длины, то возвращается -1.</text:span></text:p>
      <text:p text:style-name="Standarduser"><text:span text:style-name="T84">Поиск циклического сдви</text:span><text:span text:style-name="T85">га.</text:span></text:p>
      <text:soft-page-break/>
      <text:p text:style-name="Standarduser"><text:span text:style-name="T86">В функции find_shift сначала идёт сравнение длин строк, если они разные, то возвращается -1, так как циклический сдвиг при таком условии не возможен.</text:span></text:p>
      <text:p text:style-name="Standarduser"><text:span text:style-name="T87">Для строки P применяем префикс функцию, чтобы эффективнее искать подстроку. Далее применяем алгоритм К</text:span><text:span text:style-name="T88">МП к удвоенной строке с текстом, но вместо явного удваивания используем остаток при делении на длину текста. Если в удвоенной строке нашлось вхождение образца, то образец является циклическим сдвигом.</text:span></text:p>
      <text:p text:style-name="P89"/>
      <text:p text:style-name="P90"><text:span text:style-name="T91"><text:tab/>Оценка сложности по времени.</text:span></text:p>
      <text:p text:style-name="P92"><text:span text:style-name="T93"><text:tab/></text:span><text:span text:style-name="T94">N — длина образца, M —<text:s/></text:span><text:span text:style-name="T95">длина текста.</text:span></text:p>
      <text:p text:style-name="P96"><text:span text:style-name="T97"><text:tab/>Алгоритм нахождения префикс-функции состоит из линейного прохода по образцу, длина которой N. Иногда<text:s/></text:span><text:span text:style-name="T98">k</text:span><text:span text:style-name="T99"><text:s/>уменьшается, а не увеличивается на 1, но таких уменьшений не более чем<text:s/></text:span><text:span text:style-name="T100">n</text:span><text:span text:style-name="T101"><text:s/>за всё время работы алгоритма. Таким образом, сложность нахождени</text:span><text:span text:style-name="T102">я префикс-функции<text:s/></text:span><text:span text:style-name="T103">O(n)</text:span><text:span text:style-name="T104">.</text:span></text:p>
      <text:p text:style-name="P105"><text:span text:style-name="T106"><text:tab/>Алгоритм КМП по сути вычисляет префикс-функцию образца, склеенного с текстом. Значит, сложность будет<text:s/></text:span><text:span text:style-name="T107">O</text:span><text:span text:style-name="T108">(</text:span><text:span text:style-name="T109">N</text:span><text:span text:style-name="T110">+</text:span><text:span text:style-name="T111">M</text:span><text:span text:style-name="T112">)</text:span></text:p>
      <text:p text:style-name="P113"><text:span text:style-name="T114"><text:tab/>Алгоритм поиска циклического сдвига – это КМП, в котором вычисляется префикс-функция для образца и сдвоенного текст. Слож</text:span><text:span text:style-name="T115">ность<text:s/></text:span><text:span text:style-name="T116">O(3N) (N=M<text:s/></text:span><text:span text:style-name="T117">в данном случае)<text:s/></text:span></text:p>
      <text:p text:style-name="P118"/>
      <text:p text:style-name="P119"><text:span text:style-name="T120"><text:tab/></text:span><text:span text:style-name="T121">Вывод.</text:span></text:p>
      <text:p text:style-name="P122"><text:span text:style-name="T123"><text:tab/>Были разработаны и проанализированы алгоритмы Кнута-Морриса-Пратта для поиска подстрок и алгоритм поиска циклического сдвиг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user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user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user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NSimSun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Captionuser" style:display-name="Caption (user)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user" style:display-name="Index (user)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fo:widows="2" fo:orphans="2"/>
      <style:text-properties style:font-name="Calibri" style:font-name-asian="Calibri" style:font-name-complex="Calibri" fo:font-size="10pt" style:font-size-asian="10pt" style:font-size-complex="10pt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/>
      <style:text-properties style:language-complex="ar" style:country-complex="SA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paragraph-properties style:vertical-align="auto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user" style:display-name="Table (user)" style:family="paragraph" style:parent-style-name="Captionuser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user" style:display-name="Drawing (user)" style:family="paragraph" style:parent-style-name="Captionuser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/>
      <style:text-properties fo:hyphenate="false"/>
    </style:style>
    <style:style style:name="Framecontentsuser" style:display-name="Frame contents (user)" style:family="paragraph" style:parent-style-name="Standardus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/>
    </style:style>
    <style:style style:name="WW8Num1z1" style:display-name="WW8Num1z1" style:family="text">
      <style:text-properties style:font-name-complex="Times New Roman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user" style:display-name="Numbering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4</text:page-number></text:p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Alebarda</dc:creator>
    <meta:creation-date>2025-04-23T21:47:00Z</meta:creation-date>
    <dc:date>2025-04-23T22:16:00Z</dc:date>
    <meta:template xlink:href="Normal.dotm" xlink:type="simple"/>
    <meta:editing-cycles>3</meta:editing-cycles>
    <meta:editing-duration>PT360S</meta:editing-duration>
    <meta:document-statistic meta:page-count="4" meta:paragraph-count="7" meta:word-count="550" meta:character-count="3682" meta:row-count="26" meta:non-whitespace-character-count="3139"/>
  </office:meta>
</office:document-meta>
</file>